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ext-properties fo:color="#999999" fo:font-size="10pt" style:font-size-asian="10pt" style:font-size-complex="10pt"/>
    </style:style>
    <style:style style:name="ce25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2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70">
      <style:text-properties fo:font-size="10pt" style:font-size-asian="10pt" style:font-size-complex="10pt"/>
    </style:style>
    <style:style style:name="ce29" style:family="table-cell" style:parent-style-name="Default" style:data-style-name="N70">
      <style:text-properties fo:color="#999999" fo:font-size="10pt" style:font-size-asian="10pt" style:font-size-complex="10pt"/>
    </style:style>
    <style:style style:name="ce30" style:family="table-cell" style:parent-style-name="Default" style:data-style-name="N0">
      <style:text-properties fo:font-size="10pt" style:font-size-asian="10pt" style:font-size-complex="10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1" table:number-columns-repeated="2" table:default-cell-style-name="ce22"/>
        <table:table-column table:style-name="co5" table:default-cell-style-name="ce22"/>
        <table:table-column table:style-name="co6" table:default-cell-style-name="ce22"/>
        <table:table-column table:style-name="co1" table:number-columns-repeated="1014" table:default-cell-style-name="ce22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6745.340315" calcext:value-type="float">
            <text:p>26745.340315</text:p>
          </table:table-cell>
          <table:table-cell table:formula="of:=[.H2]/24/365" office:value-type="float" office:value="3.05312104052511" calcext:value-type="float">
            <text:p>3.0531210405251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044.242" calcext:value-type="float">
            <text:p>4044.2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3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3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3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perorder_lvl_order_suborder_Paleognathae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2"/>
          <table:table-cell table:style-name="ce29"/>
          <table:table-cell table:style-name="ce23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perorder_lvl_order_suborder_Mirandornithes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2"/>
          <table:table-cell table:style-name="ce29"/>
          <table:table-cell table:style-name="ce23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Accipitriformes <text:s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Anseriformes <text:s text:c="4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Apodiformes <text:s text:c="5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Bucerotiformes <text:s text:c="2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Caprimulgiformes 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Ciconiiformes <text:s text:c="3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8"/>
          <table:table-cell table:style-name="ce23" office:value-type="string" calcext:value-type="string">
            <text:p>s</text:p>
          </table:table-cell>
          <table:table-cell table:style-name="ce23" table:number-columns-repeated="1009"/>
        </table:table-row>
        <table:table-row table:style-name="ro1">
          <table:table-cell table:style-name="ce23" office:value-type="float" office:value="266" calcext:value-type="float">
            <text:p>26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Columbiformes <text:s text:c="3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Coraciiformes <text:s text:c="3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Cuculiformes <text:s text:c="4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Falconiformes <text:s text:c="3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Galliformes <text:s text:c="5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Musophagiformes <text:s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Otidiformes <text:s text:c="5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Pelecaniformes <text:s text:c="2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Podicipediformes 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Procellariiformes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341" calcext:value-type="float">
            <text:p>34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Psittaciformes <text:s text:c="2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Pterocliformes <text:s text:c="2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Sphenisciformes <text:s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Strigiformes <text:s text:c="4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Suliformes <text:s text:c="6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Tinamiformes <text:s text:c="4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order_lvl_suborder_superfam_Trogoniformes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border_lvl_superfam_fam_Buceroti <text:s text:c="3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border_lvl_superfam_fam_Charadrii <text:s text:c="2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border_lvl_superfam_fam_Grui <text:s text:c="7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border_lvl_superfam_fam_Ralli <text:s text:c="6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border_lvl_superfam_fam_Scolopaci <text:s text:c="2"/>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28" office:value-type="date" office:date-value="2021-10-13T11:59:00" calcext:value-type="date">
            <text:p>13/10/21 11:59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arametrisation</text:p>
          </table:table-cell>
          <table:table-cell table:style-name="ce23" office:value-type="string" calcext:value-type="string">
            <text:p>shapespace_superfam_lvl_fam_Menuroidea</text:p>
          </table:table-cell>
          <table:table-cell table:style-name="ce23" office:value-type="string" calcext:value-type="string">
            <text:p>local</text:p>
          </table:table-cell>
          <table:table-cell table:style-name="ce23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21528" calcext:value-type="float">
            <text:p>56.2152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3.2825" calcext:value-type="float">
            <text:p>63.2825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8.82889" calcext:value-type="float">
            <text:p>58.8288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9.84861" calcext:value-type="float">
            <text:p>59.848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1.8575" calcext:value-type="float">
            <text:p>61.8575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8.65167" calcext:value-type="float">
            <text:p>58.651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0.78" calcext:value-type="float">
            <text:p>60.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41778" calcext:value-type="float">
            <text:p>56.417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3.79444" calcext:value-type="float">
            <text:p>53.79444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4.31333" calcext:value-type="float">
            <text:p>54.3133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4.33556" calcext:value-type="float">
            <text:p>54.335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4.27528" calcext:value-type="float">
            <text:p>54.2752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3.67056" calcext:value-type="float">
            <text:p>53.670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3.98528" calcext:value-type="float">
            <text:p>53.9852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2.13583" calcext:value-type="float">
            <text:p>62.135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5.66778" calcext:value-type="float">
            <text:p>65.667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07139" calcext:value-type="float">
            <text:p>56.0713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4.92944" calcext:value-type="float">
            <text:p>64.92944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7.66861" calcext:value-type="float">
            <text:p>57.668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2.67889" calcext:value-type="float">
            <text:p>62.6788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1.81833" calcext:value-type="float">
            <text:p>61.8183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1.45611" calcext:value-type="float">
            <text:p>61.4561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7.33389" calcext:value-type="float">
            <text:p>57.3338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1.35" calcext:value-type="float">
            <text:p>61.35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1.88306" calcext:value-type="float">
            <text:p>61.8830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9.12861" calcext:value-type="float">
            <text:p>59.128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6.68722" calcext:value-type="float">
            <text:p>66.6872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49.62861" calcext:value-type="float">
            <text:p>49.628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3.09667" calcext:value-type="float">
            <text:p>63.096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0.22889" calcext:value-type="float">
            <text:p>50.2288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10333" calcext:value-type="float">
            <text:p>56.1033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5.58556" calcext:value-type="float">
            <text:p>55.585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2.24583" calcext:value-type="float">
            <text:p>62.245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52583" calcext:value-type="float">
            <text:p>56.525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0.90667" calcext:value-type="float">
            <text:p>50.906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5.84972" calcext:value-type="float">
            <text:p>55.8497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3.16056" calcext:value-type="float">
            <text:p>53.160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56361" calcext:value-type="float">
            <text:p>56.563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2.04278" calcext:value-type="float">
            <text:p>52.042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9.33917" calcext:value-type="float">
            <text:p>59.3391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5.90556" calcext:value-type="float">
            <text:p>55.905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8.96278" calcext:value-type="float">
            <text:p>58.962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9.06194" calcext:value-type="float">
            <text:p>59.06194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9.21167" calcext:value-type="float">
            <text:p>59.211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60.95917" calcext:value-type="float">
            <text:p>60.9591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42.51778" calcext:value-type="float">
            <text:p>42.517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6.28972" calcext:value-type="float">
            <text:p>56.2897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9.88222" calcext:value-type="float">
            <text:p>59.8822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table:style-name="ce27" office:value-type="float" office:value="57.25722" calcext:value-type="float">
            <text:p>57.2572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28" office:value-type="string" calcext:value-type="string">
            <text:p>17/10/2022 – 10:57:00</text:p>
          </table:table-cell>
          <table:table-cell table:style-name="ce3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57" calcext:value-type="float">
            <text:p>283457</text:p>
          </table:table-cell>
          <table:table-cell office:value-type="float" office:value="48.06889" calcext:value-type="float">
            <text:p>48.068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58" calcext:value-type="float">
            <text:p>283458</text:p>
          </table:table-cell>
          <table:table-cell office:value-type="float" office:value="49.94417" calcext:value-type="float">
            <text:p>49.9441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59" calcext:value-type="float">
            <text:p>283459</text:p>
          </table:table-cell>
          <table:table-cell office:value-type="float" office:value="47.5375" calcext:value-type="float">
            <text:p>47.5375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0" calcext:value-type="float">
            <text:p>283460</text:p>
          </table:table-cell>
          <table:table-cell office:value-type="float" office:value="51.54972" calcext:value-type="float">
            <text:p>51.549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1" calcext:value-type="float">
            <text:p>283461</text:p>
          </table:table-cell>
          <table:table-cell office:value-type="float" office:value="50.35167" calcext:value-type="float">
            <text:p>50.351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2" calcext:value-type="float">
            <text:p>283462</text:p>
          </table:table-cell>
          <table:table-cell office:value-type="float" office:value="54.73" calcext:value-type="float">
            <text:p>54.7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3" calcext:value-type="float">
            <text:p>283463</text:p>
          </table:table-cell>
          <table:table-cell office:value-type="float" office:value="47.53278" calcext:value-type="float">
            <text:p>47.5327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4" calcext:value-type="float">
            <text:p>283464</text:p>
          </table:table-cell>
          <table:table-cell office:value-type="float" office:value="41.32139" calcext:value-type="float">
            <text:p>41.3213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5" calcext:value-type="float">
            <text:p>283465</text:p>
          </table:table-cell>
          <table:table-cell office:value-type="float" office:value="48.31722" calcext:value-type="float">
            <text:p>48.317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6" calcext:value-type="float">
            <text:p>283466</text:p>
          </table:table-cell>
          <table:table-cell office:value-type="float" office:value="50.03778" calcext:value-type="float">
            <text:p>50.0377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7" calcext:value-type="float">
            <text:p>283467</text:p>
          </table:table-cell>
          <table:table-cell office:value-type="float" office:value="50.02361" calcext:value-type="float">
            <text:p>50.023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8" calcext:value-type="float">
            <text:p>283468</text:p>
          </table:table-cell>
          <table:table-cell office:value-type="float" office:value="50.07694" calcext:value-type="float">
            <text:p>50.0769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9" calcext:value-type="float">
            <text:p>283469</text:p>
          </table:table-cell>
          <table:table-cell office:value-type="float" office:value="49.69861" calcext:value-type="float">
            <text:p>49.698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0" calcext:value-type="float">
            <text:p>283470</text:p>
          </table:table-cell>
          <table:table-cell office:value-type="float" office:value="49.57472" calcext:value-type="float">
            <text:p>49.57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1" calcext:value-type="float">
            <text:p>283471</text:p>
          </table:table-cell>
          <table:table-cell office:value-type="float" office:value="49.61167" calcext:value-type="float">
            <text:p>49.611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2" calcext:value-type="float">
            <text:p>283472</text:p>
          </table:table-cell>
          <table:table-cell office:value-type="float" office:value="49.66833" calcext:value-type="float">
            <text:p>49.6683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3" calcext:value-type="float">
            <text:p>283473</text:p>
          </table:table-cell>
          <table:table-cell office:value-type="float" office:value="49.61806" calcext:value-type="float">
            <text:p>49.6180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4" calcext:value-type="float">
            <text:p>283474</text:p>
          </table:table-cell>
          <table:table-cell office:value-type="float" office:value="43.66306" calcext:value-type="float">
            <text:p>43.6630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5" calcext:value-type="float">
            <text:p>283475</text:p>
          </table:table-cell>
          <table:table-cell office:value-type="float" office:value="49.815" calcext:value-type="float">
            <text:p>49.815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6" calcext:value-type="float">
            <text:p>283476</text:p>
          </table:table-cell>
          <table:table-cell office:value-type="float" office:value="47.65528" calcext:value-type="float">
            <text:p>47.655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7" calcext:value-type="float">
            <text:p>283477</text:p>
          </table:table-cell>
          <table:table-cell office:value-type="float" office:value="37.67361" calcext:value-type="float">
            <text:p>37.673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8" calcext:value-type="float">
            <text:p>283478</text:p>
          </table:table-cell>
          <table:table-cell office:value-type="float" office:value="37.76" calcext:value-type="float">
            <text:p>37.7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9" calcext:value-type="float">
            <text:p>283479</text:p>
          </table:table-cell>
          <table:table-cell office:value-type="float" office:value="50.065" calcext:value-type="float">
            <text:p>50.065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0" calcext:value-type="float">
            <text:p>283480</text:p>
          </table:table-cell>
          <table:table-cell office:value-type="float" office:value="37.72917" calcext:value-type="float">
            <text:p>37.7291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1" calcext:value-type="float">
            <text:p>283481</text:p>
          </table:table-cell>
          <table:table-cell office:value-type="float" office:value="38.25111" calcext:value-type="float">
            <text:p>38.2511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2" calcext:value-type="float">
            <text:p>283482</text:p>
          </table:table-cell>
          <table:table-cell office:value-type="float" office:value="37.71944" calcext:value-type="float">
            <text:p>37.7194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3" calcext:value-type="float">
            <text:p>283483</text:p>
          </table:table-cell>
          <table:table-cell office:value-type="float" office:value="37.67722" calcext:value-type="float">
            <text:p>37.677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4" calcext:value-type="float">
            <text:p>283484</text:p>
          </table:table-cell>
          <table:table-cell office:value-type="float" office:value="48.34889" calcext:value-type="float">
            <text:p>48.348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5" calcext:value-type="float">
            <text:p>283485</text:p>
          </table:table-cell>
          <table:table-cell office:value-type="float" office:value="48.35444" calcext:value-type="float">
            <text:p>48.3544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6" calcext:value-type="float">
            <text:p>283486</text:p>
          </table:table-cell>
          <table:table-cell office:value-type="float" office:value="48.33056" calcext:value-type="float">
            <text:p>48.3305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7" calcext:value-type="float">
            <text:p>283487</text:p>
          </table:table-cell>
          <table:table-cell office:value-type="float" office:value="50.04083" calcext:value-type="float">
            <text:p>50.0408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8" calcext:value-type="float">
            <text:p>283488</text:p>
          </table:table-cell>
          <table:table-cell office:value-type="float" office:value="39.25139" calcext:value-type="float">
            <text:p>39.2513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9" calcext:value-type="float">
            <text:p>283489</text:p>
          </table:table-cell>
          <table:table-cell office:value-type="float" office:value="39.23556" calcext:value-type="float">
            <text:p>39.2355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0" calcext:value-type="float">
            <text:p>283490</text:p>
          </table:table-cell>
          <table:table-cell office:value-type="float" office:value="48.38667" calcext:value-type="float">
            <text:p>48.386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1" calcext:value-type="float">
            <text:p>283491</text:p>
          </table:table-cell>
          <table:table-cell office:value-type="float" office:value="43.24806" calcext:value-type="float">
            <text:p>43.2480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2" calcext:value-type="float">
            <text:p>283492</text:p>
          </table:table-cell>
          <table:table-cell office:value-type="float" office:value="44.95472" calcext:value-type="float">
            <text:p>44.95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3" calcext:value-type="float">
            <text:p>283493</text:p>
          </table:table-cell>
          <table:table-cell office:value-type="float" office:value="50.27972" calcext:value-type="float">
            <text:p>50.279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4" calcext:value-type="float">
            <text:p>283494</text:p>
          </table:table-cell>
          <table:table-cell office:value-type="float" office:value="48.55111" calcext:value-type="float">
            <text:p>48.5511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5" calcext:value-type="float">
            <text:p>283495</text:p>
          </table:table-cell>
          <table:table-cell office:value-type="float" office:value="50.39972" calcext:value-type="float">
            <text:p>50.399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6" calcext:value-type="float">
            <text:p>283496</text:p>
          </table:table-cell>
          <table:table-cell office:value-type="float" office:value="48.44056" calcext:value-type="float">
            <text:p>48.4405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7" calcext:value-type="float">
            <text:p>283497</text:p>
          </table:table-cell>
          <table:table-cell office:value-type="float" office:value="48.40472" calcext:value-type="float">
            <text:p>48.40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8" calcext:value-type="float">
            <text:p>283498</text:p>
          </table:table-cell>
          <table:table-cell office:value-type="float" office:value="48.31472" calcext:value-type="float">
            <text:p>48.31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9" calcext:value-type="float">
            <text:p>283499</text:p>
          </table:table-cell>
          <table:table-cell office:value-type="float" office:value="48.34889" calcext:value-type="float">
            <text:p>48.348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0" calcext:value-type="float">
            <text:p>283500</text:p>
          </table:table-cell>
          <table:table-cell office:value-type="float" office:value="48.42" calcext:value-type="float">
            <text:p>48.4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1" calcext:value-type="float">
            <text:p>283501</text:p>
          </table:table-cell>
          <table:table-cell office:value-type="float" office:value="45.41528" calcext:value-type="float">
            <text:p>45.415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2" calcext:value-type="float">
            <text:p>283502</text:p>
          </table:table-cell>
          <table:table-cell office:value-type="float" office:value="50.76472" calcext:value-type="float">
            <text:p>50.76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3" calcext:value-type="float">
            <text:p>283503</text:p>
          </table:table-cell>
          <table:table-cell office:value-type="float" office:value="49.95472" calcext:value-type="float">
            <text:p>49.95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4" calcext:value-type="float">
            <text:p>283504</text:p>
          </table:table-cell>
          <table:table-cell office:value-type="float" office:value="50.47222" calcext:value-type="float">
            <text:p>50.472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5" calcext:value-type="float">
            <text:p>283505</text:p>
          </table:table-cell>
          <table:table-cell office:value-type="float" office:value="47.62611" calcext:value-type="float">
            <text:p>47.6261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6" calcext:value-type="float">
            <text:p>283506</text:p>
          </table:table-cell>
          <table:table-cell office:value-type="float" office:value="41.12861" calcext:value-type="float">
            <text:p>41.128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7" calcext:value-type="float">
            <text:p>283507</text:p>
          </table:table-cell>
          <table:table-cell office:value-type="float" office:value="41.72028" calcext:value-type="float">
            <text:p>41.720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8" calcext:value-type="float">
            <text:p>283508</text:p>
          </table:table-cell>
          <table:table-cell office:value-type="float" office:value="40.88111" calcext:value-type="float">
            <text:p>40.8811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9" calcext:value-type="float">
            <text:p>283509</text:p>
          </table:table-cell>
          <table:table-cell office:value-type="float" office:value="41.71083" calcext:value-type="float">
            <text:p>41.7108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0" calcext:value-type="float">
            <text:p>283510</text:p>
          </table:table-cell>
          <table:table-cell office:value-type="float" office:value="40.88167" calcext:value-type="float">
            <text:p>40.881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1" calcext:value-type="float">
            <text:p>283511</text:p>
          </table:table-cell>
          <table:table-cell office:value-type="float" office:value="37.69083" calcext:value-type="float">
            <text:p>37.6908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2" calcext:value-type="float">
            <text:p>283512</text:p>
          </table:table-cell>
          <table:table-cell office:value-type="float" office:value="38.25806" calcext:value-type="float">
            <text:p>38.2580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3" calcext:value-type="float">
            <text:p>283513</text:p>
          </table:table-cell>
          <table:table-cell office:value-type="float" office:value="43.84889" calcext:value-type="float">
            <text:p>43.848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4" calcext:value-type="float">
            <text:p>283514</text:p>
          </table:table-cell>
          <table:table-cell office:value-type="float" office:value="45.35444" calcext:value-type="float">
            <text:p>45.3544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5" calcext:value-type="float">
            <text:p>283515</text:p>
          </table:table-cell>
          <table:table-cell office:value-type="float" office:value="37.70611" calcext:value-type="float">
            <text:p>37.7061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6" calcext:value-type="float">
            <text:p>283516</text:p>
          </table:table-cell>
          <table:table-cell office:value-type="float" office:value="37.62583" calcext:value-type="float">
            <text:p>37.6258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7" calcext:value-type="float">
            <text:p>283517</text:p>
          </table:table-cell>
          <table:table-cell office:value-type="float" office:value="37.72417" calcext:value-type="float">
            <text:p>37.7241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8" calcext:value-type="float">
            <text:p>283518</text:p>
          </table:table-cell>
          <table:table-cell office:value-type="float" office:value="37.69194" calcext:value-type="float">
            <text:p>37.6919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9" calcext:value-type="float">
            <text:p>283519</text:p>
          </table:table-cell>
          <table:table-cell office:value-type="float" office:value="37.68722" calcext:value-type="float">
            <text:p>37.687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0" calcext:value-type="float">
            <text:p>283520</text:p>
          </table:table-cell>
          <table:table-cell office:value-type="float" office:value="38.23861" calcext:value-type="float">
            <text:p>38.238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1" calcext:value-type="float">
            <text:p>283521</text:p>
          </table:table-cell>
          <table:table-cell office:value-type="float" office:value="37.67667" calcext:value-type="float">
            <text:p>37.676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2" calcext:value-type="float">
            <text:p>283522</text:p>
          </table:table-cell>
          <table:table-cell office:value-type="float" office:value="37.62722" calcext:value-type="float">
            <text:p>37.627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3" calcext:value-type="float">
            <text:p>283523</text:p>
          </table:table-cell>
          <table:table-cell office:value-type="float" office:value="37.67889" calcext:value-type="float">
            <text:p>37.678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4" calcext:value-type="float">
            <text:p>283524</text:p>
          </table:table-cell>
          <table:table-cell office:value-type="float" office:value="37.69194" calcext:value-type="float">
            <text:p>37.6919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5" calcext:value-type="float">
            <text:p>283525</text:p>
          </table:table-cell>
          <table:table-cell office:value-type="float" office:value="41.54389" calcext:value-type="float">
            <text:p>41.543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6" calcext:value-type="float">
            <text:p>283526</text:p>
          </table:table-cell>
          <table:table-cell office:value-type="float" office:value="37.75222" calcext:value-type="float">
            <text:p>37.752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7" calcext:value-type="float">
            <text:p>283527</text:p>
          </table:table-cell>
          <table:table-cell office:value-type="float" office:value="37.71972" calcext:value-type="float">
            <text:p>37.719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8" calcext:value-type="float">
            <text:p>283528</text:p>
          </table:table-cell>
          <table:table-cell office:value-type="float" office:value="39.96167" calcext:value-type="float">
            <text:p>39.961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9" calcext:value-type="float">
            <text:p>283529</text:p>
          </table:table-cell>
          <table:table-cell office:value-type="float" office:value="45.91083" calcext:value-type="float">
            <text:p>45.9108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0" calcext:value-type="float">
            <text:p>283530</text:p>
          </table:table-cell>
          <table:table-cell office:value-type="float" office:value="51.62667" calcext:value-type="float">
            <text:p>51.626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1" calcext:value-type="float">
            <text:p>283531</text:p>
          </table:table-cell>
          <table:table-cell office:value-type="float" office:value="51.75028" calcext:value-type="float">
            <text:p>51.750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2" calcext:value-type="float">
            <text:p>283532</text:p>
          </table:table-cell>
          <table:table-cell office:value-type="float" office:value="37.71556" calcext:value-type="float">
            <text:p>37.7155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3" calcext:value-type="float">
            <text:p>283533</text:p>
          </table:table-cell>
          <table:table-cell office:value-type="float" office:value="49.35333" calcext:value-type="float">
            <text:p>49.3533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4" calcext:value-type="float">
            <text:p>283534</text:p>
          </table:table-cell>
          <table:table-cell office:value-type="float" office:value="48.45056" calcext:value-type="float">
            <text:p>48.4505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5" calcext:value-type="float">
            <text:p>283535</text:p>
          </table:table-cell>
          <table:table-cell office:value-type="float" office:value="40.26528" calcext:value-type="float">
            <text:p>40.265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6" calcext:value-type="float">
            <text:p>283536</text:p>
          </table:table-cell>
          <table:table-cell office:value-type="float" office:value="37.09389" calcext:value-type="float">
            <text:p>37.0938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7" calcext:value-type="float">
            <text:p>283537</text:p>
          </table:table-cell>
          <table:table-cell office:value-type="float" office:value="54.48639" calcext:value-type="float">
            <text:p>54.48639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8" calcext:value-type="float">
            <text:p>283538</text:p>
          </table:table-cell>
          <table:table-cell office:value-type="float" office:value="37.69667" calcext:value-type="float">
            <text:p>37.696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9" calcext:value-type="float">
            <text:p>283539</text:p>
          </table:table-cell>
          <table:table-cell office:value-type="float" office:value="39.66444" calcext:value-type="float">
            <text:p>39.6644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0" calcext:value-type="float">
            <text:p>283540</text:p>
          </table:table-cell>
          <table:table-cell office:value-type="float" office:value="37.66694" calcext:value-type="float">
            <text:p>37.66694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1" calcext:value-type="float">
            <text:p>283541</text:p>
          </table:table-cell>
          <table:table-cell office:value-type="float" office:value="37.68361" calcext:value-type="float">
            <text:p>37.683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2" calcext:value-type="float">
            <text:p>283542</text:p>
          </table:table-cell>
          <table:table-cell office:value-type="float" office:value="37.63833" calcext:value-type="float">
            <text:p>37.6383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3" calcext:value-type="float">
            <text:p>283543</text:p>
          </table:table-cell>
          <table:table-cell office:value-type="float" office:value="40.25028" calcext:value-type="float">
            <text:p>40.250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4" calcext:value-type="float">
            <text:p>283544</text:p>
          </table:table-cell>
          <table:table-cell office:value-type="float" office:value="37.66222" calcext:value-type="float">
            <text:p>37.6622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5" calcext:value-type="float">
            <text:p>283545</text:p>
          </table:table-cell>
          <table:table-cell office:value-type="float" office:value="40.42167" calcext:value-type="float">
            <text:p>40.4216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6" calcext:value-type="float">
            <text:p>283546</text:p>
          </table:table-cell>
          <table:table-cell office:value-type="float" office:value="41.38417" calcext:value-type="float">
            <text:p>41.38417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7" calcext:value-type="float">
            <text:p>283547</text:p>
          </table:table-cell>
          <table:table-cell office:value-type="float" office:value="37.73083" calcext:value-type="float">
            <text:p>37.73083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8" calcext:value-type="float">
            <text:p>283548</text:p>
          </table:table-cell>
          <table:table-cell office:value-type="float" office:value="37.82778" calcext:value-type="float">
            <text:p>37.8277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9" calcext:value-type="float">
            <text:p>283549</text:p>
          </table:table-cell>
          <table:table-cell office:value-type="float" office:value="37.65361" calcext:value-type="float">
            <text:p>37.653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0" calcext:value-type="float">
            <text:p>283550</text:p>
          </table:table-cell>
          <table:table-cell office:value-type="float" office:value="37.66472" calcext:value-type="float">
            <text:p>37.66472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1" calcext:value-type="float">
            <text:p>283551</text:p>
          </table:table-cell>
          <table:table-cell office:value-type="float" office:value="37.69861" calcext:value-type="float">
            <text:p>37.698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2" calcext:value-type="float">
            <text:p>283552</text:p>
          </table:table-cell>
          <table:table-cell office:value-type="float" office:value="47.20611" calcext:value-type="float">
            <text:p>47.2061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3" calcext:value-type="float">
            <text:p>283553</text:p>
          </table:table-cell>
          <table:table-cell office:value-type="float" office:value="55.78056" calcext:value-type="float">
            <text:p>55.78056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4" calcext:value-type="float">
            <text:p>283554</text:p>
          </table:table-cell>
          <table:table-cell office:value-type="float" office:value="39.09528" calcext:value-type="float">
            <text:p>39.0952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5" calcext:value-type="float">
            <text:p>283555</text:p>
          </table:table-cell>
          <table:table-cell office:value-type="float" office:value="51.97361" calcext:value-type="float">
            <text:p>51.97361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6" calcext:value-type="float">
            <text:p>283556</text:p>
          </table:table-cell>
          <table:table-cell office:value-type="float" office:value="50.69778" calcext:value-type="float">
            <text:p>50.69778</text:p>
          </table:table-cell>
          <table:table-cell table:style-name="ce2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2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28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28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28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32"/>
          <table:table-cell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31"/>
          <table:table-cell table:style-name="ce33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32"/>
          <table:table-cell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25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31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1-02T10:32:47.925166451</dc:date>
    <meta:editing-duration>P6DT19M28S</meta:editing-duration>
    <meta:editing-cycles>325</meta:editing-cycles>
    <meta:document-statistic meta:table-count="1" meta:cell-count="9338" meta:object-count="0"/>
  </office:meta>
</office:document-meta>
</file>